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af0e3" officeooo:paragraph-rsid="000af0e3"/>
    </style:style>
    <style:style style:name="P2" style:family="paragraph" style:parent-style-name="Standard">
      <style:paragraph-properties fo:text-align="center" style:justify-single-word="false"/>
      <style:text-properties officeooo:rsid="000af0e3" officeooo:paragraph-rsid="000af0e3"/>
    </style:style>
    <style:style style:name="P3" style:family="paragraph" style:parent-style-name="Standard">
      <style:text-properties officeooo:rsid="000dd1e8" officeooo:paragraph-rsid="000dd1e8"/>
    </style:style>
    <style:style style:name="P4" style:family="paragraph" style:parent-style-name="Standard">
      <style:text-properties officeooo:rsid="00142a5a" officeooo:paragraph-rsid="00142a5a"/>
    </style:style>
    <style:style style:name="P5" style:family="paragraph" style:parent-style-name="Standard">
      <style:text-properties style:text-underline-style="none" officeooo:rsid="000af0e3" officeooo:paragraph-rsid="000dd1e8"/>
    </style:style>
    <style:style style:name="P6" style:family="paragraph" style:parent-style-name="Standard">
      <style:text-properties style:text-underline-style="none" officeooo:rsid="0031ed99" officeooo:paragraph-rsid="0031ed99"/>
    </style:style>
    <style:style style:name="P7" style:family="paragraph" style:parent-style-name="Standard">
      <style:text-properties style:text-underline-style="none" officeooo:rsid="0031ed99" officeooo:paragraph-rsid="00327a14"/>
    </style:style>
    <style:style style:name="P8" style:family="paragraph" style:parent-style-name="Standard">
      <style:text-properties style:text-underline-style="none" officeooo:rsid="00470a62" officeooo:paragraph-rsid="00470a62"/>
    </style:style>
    <style:style style:name="P9" style:family="paragraph" style:parent-style-name="Standard">
      <style:text-properties style:text-underline-style="none" officeooo:rsid="0047135d" officeooo:paragraph-rsid="0047135d"/>
    </style:style>
    <style:style style:name="P10" style:family="paragraph" style:parent-style-name="Standard">
      <style:text-properties officeooo:paragraph-rsid="00142a5a"/>
    </style:style>
    <style:style style:name="P11" style:family="paragraph" style:parent-style-name="Standard">
      <style:text-properties officeooo:rsid="00208f84" officeooo:paragraph-rsid="00208f84"/>
    </style:style>
    <style:style style:name="P12" style:family="paragraph" style:parent-style-name="Standard">
      <style:text-properties officeooo:rsid="000fe02f" officeooo:paragraph-rsid="0022d07d"/>
    </style:style>
    <style:style style:name="P13" style:family="paragraph" style:parent-style-name="Standard">
      <style:text-properties officeooo:paragraph-rsid="000fe02f"/>
    </style:style>
    <style:style style:name="P14" style:family="paragraph" style:parent-style-name="Standard">
      <style:text-properties style:text-underline-style="solid" style:text-underline-width="auto" style:text-underline-color="font-color" officeooo:rsid="000af0e3" officeooo:paragraph-rsid="000af0e3"/>
    </style:style>
    <style:style style:name="P15" style:family="paragraph" style:parent-style-name="Standard">
      <style:text-properties style:text-underline-style="solid" style:text-underline-width="auto" style:text-underline-color="font-color" officeooo:rsid="0031ed99" officeooo:paragraph-rsid="00142a5a"/>
    </style:style>
    <style:style style:name="P16" style:family="paragraph" style:parent-style-name="Standard">
      <style:text-properties style:text-underline-style="solid" style:text-underline-width="auto" style:text-underline-color="font-color" officeooo:rsid="00142a5a" officeooo:paragraph-rsid="00142a5a"/>
    </style:style>
    <style:style style:name="P17" style:family="paragraph" style:parent-style-name="Standard">
      <style:text-properties style:text-underline-style="solid" style:text-underline-width="auto" style:text-underline-color="font-color" officeooo:rsid="00327a14" officeooo:paragraph-rsid="00327a14"/>
    </style:style>
    <style:style style:name="P18" style:family="paragraph" style:parent-style-name="Standard">
      <style:text-properties style:text-underline-style="solid" style:text-underline-width="auto" style:text-underline-color="font-color" officeooo:rsid="000fe02f" officeooo:paragraph-rsid="000fe02f"/>
    </style:style>
    <style:style style:name="P19" style:family="paragraph" style:parent-style-name="Standard">
      <style:text-properties style:text-underline-style="solid" style:text-underline-width="auto" style:text-underline-color="font-color" officeooo:rsid="0038ce09" officeooo:paragraph-rsid="0038ce09"/>
    </style:style>
    <style:style style:name="P20" style:family="paragraph" style:parent-style-name="Standard">
      <style:text-properties style:text-underline-style="solid" style:text-underline-width="auto" style:text-underline-color="font-color" officeooo:rsid="003e6b8f" officeooo:paragraph-rsid="003e6b8f"/>
    </style:style>
    <style:style style:name="P21" style:family="paragraph" style:parent-style-name="Standard">
      <style:text-properties style:text-underline-style="solid" style:text-underline-width="auto" style:text-underline-color="font-color" officeooo:rsid="00470a62" officeooo:paragraph-rsid="00470a62"/>
    </style:style>
    <style:style style:name="P22" style:family="paragraph" style:parent-style-name="Standard">
      <style:text-properties officeooo:rsid="0031ed99" officeooo:paragraph-rsid="0031ed99"/>
    </style:style>
    <style:style style:name="P23" style:family="paragraph" style:parent-style-name="Standard">
      <style:text-properties officeooo:rsid="0031ed99" officeooo:paragraph-rsid="0039e940"/>
    </style:style>
    <style:style style:name="P24" style:family="paragraph" style:parent-style-name="Standard">
      <style:text-properties officeooo:rsid="00327a14" officeooo:paragraph-rsid="00327a14"/>
    </style:style>
    <style:style style:name="P25" style:family="paragraph" style:parent-style-name="Standard">
      <style:text-properties officeooo:rsid="0033b36d" officeooo:paragraph-rsid="0033b36d"/>
    </style:style>
    <style:style style:name="P26" style:family="paragraph" style:parent-style-name="Standard">
      <style:text-properties officeooo:rsid="0038ce09" officeooo:paragraph-rsid="0038ce09"/>
    </style:style>
    <style:style style:name="P27" style:family="paragraph" style:parent-style-name="Standard">
      <style:text-properties officeooo:rsid="0039e940" officeooo:paragraph-rsid="0039e940"/>
    </style:style>
    <style:style style:name="P28" style:family="paragraph" style:parent-style-name="Standard">
      <style:text-properties officeooo:rsid="003a7e2b" officeooo:paragraph-rsid="003a7e2b"/>
    </style:style>
    <style:style style:name="P29" style:family="paragraph" style:parent-style-name="Standard">
      <style:text-properties officeooo:rsid="003e6b8f" officeooo:paragraph-rsid="003e6b8f"/>
    </style:style>
    <style:style style:name="P30" style:family="paragraph" style:parent-style-name="Standard">
      <style:text-properties officeooo:rsid="003feba5" officeooo:paragraph-rsid="003feba5"/>
    </style:style>
    <style:style style:name="P31" style:family="paragraph" style:parent-style-name="Standard">
      <style:text-properties fo:font-style="normal" officeooo:rsid="0033b36d" officeooo:paragraph-rsid="0033b36d" style:font-style-asian="normal" style:font-style-complex="normal"/>
    </style:style>
    <style:style style:name="P32" style:family="paragraph" style:parent-style-name="Standard">
      <style:text-properties fo:font-style="normal" officeooo:rsid="0045bca3" officeooo:paragraph-rsid="00470a62" style:font-style-asian="normal" style:font-style-complex="normal"/>
    </style:style>
    <style:style style:name="P33" style:family="paragraph" style:parent-style-name="Standard">
      <style:text-properties fo:font-style="normal" officeooo:rsid="00613ed3" officeooo:paragraph-rsid="00613ed3" style:font-style-asian="normal" style:font-style-complex="normal"/>
    </style:style>
    <style:style style:name="P34" style:family="paragraph" style:parent-style-name="Standard">
      <style:text-properties officeooo:rsid="00470a62" officeooo:paragraph-rsid="00470a62"/>
    </style:style>
    <style:style style:name="P35" style:family="paragraph" style:parent-style-name="Standard">
      <style:text-properties officeooo:rsid="0047135d" officeooo:paragraph-rsid="0047135d"/>
    </style:style>
    <style:style style:name="P36" style:family="paragraph" style:parent-style-name="Standard">
      <style:text-properties officeooo:rsid="00490131" officeooo:paragraph-rsid="00490131"/>
    </style:style>
    <style:style style:name="P37" style:family="paragraph" style:parent-style-name="Standard">
      <style:text-properties officeooo:rsid="0056cf7c" officeooo:paragraph-rsid="0056cf7c"/>
    </style:style>
    <style:style style:name="P38" style:family="paragraph" style:parent-style-name="Standard">
      <style:text-properties officeooo:rsid="0020749d" officeooo:paragraph-rsid="0020749d"/>
    </style:style>
    <style:style style:name="P39" style:family="paragraph" style:parent-style-name="Standard">
      <style:text-properties officeooo:rsid="005eab13" officeooo:paragraph-rsid="005eab13"/>
    </style:style>
    <style:style style:name="P40" style:family="paragraph" style:parent-style-name="Standard">
      <style:text-properties officeooo:rsid="00613ed3" officeooo:paragraph-rsid="00613ed3"/>
    </style:style>
    <style:style style:name="P41" style:family="paragraph" style:parent-style-name="Standard" style:list-style-name="L1"/>
    <style:style style:name="P42" style:family="paragraph" style:parent-style-name="Standard" style:list-style-name="L1">
      <style:text-properties officeooo:rsid="000dd1e8" officeooo:paragraph-rsid="000dd1e8"/>
    </style:style>
    <style:style style:name="P43" style:family="paragraph" style:parent-style-name="Standard" style:list-style-name="L2">
      <style:text-properties officeooo:rsid="000af0e3" officeooo:paragraph-rsid="000af0e3"/>
    </style:style>
    <style:style style:name="P44" style:family="paragraph" style:parent-style-name="Standard" style:list-style-name="L3">
      <style:text-properties officeooo:rsid="000af0e3" officeooo:paragraph-rsid="000af0e3"/>
    </style:style>
    <style:style style:name="P45" style:family="paragraph" style:parent-style-name="Standard" style:list-style-name="L4">
      <style:text-properties officeooo:rsid="001c6361" officeooo:paragraph-rsid="001c6361"/>
    </style:style>
    <style:style style:name="P46" style:family="paragraph" style:parent-style-name="Standard" style:list-style-name="L4">
      <style:text-properties officeooo:rsid="0051d550" officeooo:paragraph-rsid="0051d550"/>
    </style:style>
    <style:style style:name="P47" style:family="paragraph" style:parent-style-name="Standard" style:list-style-name="L4">
      <style:text-properties officeooo:rsid="0020749d" officeooo:paragraph-rsid="0020749d"/>
    </style:style>
    <style:style style:name="P48" style:family="paragraph" style:parent-style-name="Standard" style:list-style-name="L5">
      <style:text-properties officeooo:rsid="000fe02f" officeooo:paragraph-rsid="00208f84"/>
    </style:style>
    <style:style style:name="P49" style:family="paragraph" style:parent-style-name="Standard" style:list-style-name="L7">
      <style:text-properties officeooo:rsid="000fe02f" officeooo:paragraph-rsid="000fe02f"/>
    </style:style>
    <style:style style:name="P50" style:family="paragraph" style:parent-style-name="Standard" style:list-style-name="L6">
      <style:text-properties fo:font-style="normal" officeooo:rsid="002fffda" officeooo:paragraph-rsid="0033b36d" style:font-style-asian="normal" style:font-style-complex="normal"/>
    </style:style>
    <style:style style:name="P51" style:family="paragraph" style:parent-style-name="Standard" style:list-style-name="L8">
      <style:text-properties officeooo:rsid="0039e940" officeooo:paragraph-rsid="0039e940"/>
    </style:style>
    <style:style style:name="P52" style:family="paragraph" style:parent-style-name="Standard" style:list-style-name="L9">
      <style:text-properties officeooo:rsid="003a7e2b" officeooo:paragraph-rsid="003a7e2b"/>
    </style:style>
    <style:style style:name="P53" style:family="paragraph" style:parent-style-name="Standard" style:list-style-name="L9">
      <style:text-properties officeooo:rsid="005d633f" officeooo:paragraph-rsid="005d633f"/>
    </style:style>
    <style:style style:name="P54" style:family="paragraph" style:parent-style-name="Standard" style:list-style-name="L10">
      <style:text-properties officeooo:rsid="003feba5" officeooo:paragraph-rsid="003feba5"/>
    </style:style>
    <style:style style:name="P55" style:family="paragraph" style:parent-style-name="Standard" style:list-style-name="L11">
      <style:text-properties officeooo:rsid="005eab13" officeooo:paragraph-rsid="005eab13"/>
    </style:style>
    <style:style style:name="P56" style:family="paragraph" style:parent-style-name="Standard" style:list-style-name="L12">
      <style:text-properties officeooo:rsid="0056cf7c" officeooo:paragraph-rsid="0056cf7c"/>
    </style:style>
    <style:style style:name="P57" style:family="paragraph" style:parent-style-name="Standard" style:list-style-name="L13">
      <style:text-properties officeooo:rsid="00470a62" officeooo:paragraph-rsid="00470a62"/>
    </style:style>
    <style:style style:name="P58" style:family="paragraph" style:parent-style-name="Standard" style:list-style-name="L14">
      <style:text-properties officeooo:rsid="00490131" officeooo:paragraph-rsid="00490131"/>
    </style:style>
    <style:style style:name="T1" style:family="text">
      <style:text-properties officeooo:rsid="00142a5a"/>
    </style:style>
    <style:style style:name="T2" style:family="text">
      <style:text-properties officeooo:rsid="00161794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officeooo:rsid="002fffda" style:font-style-asian="normal" style:font-style-complex="normal"/>
    </style:style>
    <style:style style:name="T5" style:family="text">
      <style:text-properties fo:font-style="normal" officeooo:rsid="0037b7a6" style:font-style-asian="normal" style:font-style-complex="normal"/>
    </style:style>
    <style:style style:name="T6" style:family="text">
      <style:text-properties officeooo:rsid="0031ed99"/>
    </style:style>
    <style:style style:name="T7" style:family="text">
      <style:text-properties officeooo:rsid="0039e940"/>
    </style:style>
    <style:style style:name="T8" style:family="text">
      <style:text-properties officeooo:rsid="0050631b"/>
    </style:style>
    <style:style style:name="T9" style:family="text">
      <style:text-properties officeooo:rsid="0056cf7c"/>
    </style:style>
    <style:style style:name="T10" style:family="text">
      <style:text-properties officeooo:rsid="005c239b"/>
    </style:style>
    <style:style style:name="T11" style:family="text">
      <style:text-properties officeooo:rsid="0062248e"/>
    </style:style>
    <style:style style:name="T12" style:family="text">
      <style:text-properties officeooo:rsid="0064631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Manual Instalación Sistema Integral de Gestión Ambiental:</text:p>
      <text:p text:style-name="P1"/>
      <text:p text:style-name="P10"/>
      <text:p text:style-name="P16">Actualizar repositorio y <text:s/>OS:</text:p>
      <text:p text:style-name="P15"/>
      <text:p text:style-name="P6">Ejecutar desde la terminal los siguientes comandos:</text:p>
      <text:p text:style-name="P3"/>
      <text:list xml:id="list120707859" text:style-name="L1">
        <text:list-item>
          <text:p text:style-name="P42">yum update</text:p>
        </text:list-item>
        <text:list-item>
          <text:p text:style-name="P42">subscription-manager refresh</text:p>
        </text:list-item>
        <text:list-item>
          <text:p text:style-name="P41">yum clean all</text:p>
        </text:list-item>
        <text:list-item>
          <text:p text:style-name="P41">yum repolist</text:p>
        </text:list-item>
      </text:list>
      <text:p text:style-name="P5"/>
      <text:p text:style-name="P14"><text:span text:style-name="T6">I</text:span>nstal<text:span text:style-name="T1">ar</text:span> Apache Server:</text:p>
      <text:p text:style-name="P14"/>
      <text:p text:style-name="P6">Ejecutar desde la terminal los siguientes comandos:</text:p>
      <text:p text:style-name="P1"/>
      <text:list xml:id="list2532685352" text:style-name="L2">
        <text:list-item>
          <text:p text:style-name="P43">yum install httpd24-httpd.x86_64</text:p>
        </text:list-item>
      </text:list>
      <text:p text:style-name="P1"/>
      <text:p text:style-name="P22">Iniciar apache en el boot:</text:p>
      <text:p text:style-name="P22">Ejecutar en la consola el siguiente comando:</text:p>
      <text:p text:style-name="P22"/>
      <text:list xml:id="list4231231664" text:style-name="L3">
        <text:list-item>
          <text:p text:style-name="P44">systemctl enable httpd24-httpd</text:p>
        </text:list-item>
      </text:list>
      <text:p text:style-name="P1"/>
      <text:p text:style-name="P16">Instalar php7.<text:span text:style-name="T2">0</text:span></text:p>
      <text:p text:style-name="P4"/>
      <text:p text:style-name="P7">Ejecutar desde la terminal los siguientes comandos:</text:p>
      <text:p text:style-name="P4"/>
      <text:list xml:id="list197323678" text:style-name="L4">
        <text:list-item>
          <text:p text:style-name="P45">yum install rh-php70 rh-php70-php rh-php70-php-gd rh-php70-php-mbstring</text:p>
        </text:list-item>
        <text:list-item>
          <text:p text:style-name="P45">yum install rh-php70-php-mysqln</text:p>
        </text:list-item>
        <text:list-item>
          <text:p text:style-name="P46">yum install rh-php70-php-opcache.x86_64</text:p>
        </text:list-item>
        <text:list-item>
          <text:p text:style-name="P46">yum install rh-php70-php-intl.x86_64</text:p>
        </text:list-item>
        <text:list-item>
          <text:p text:style-name="P47">service httpd24-httpd restart</text:p>
        </text:list-item>
        <text:list-item>
          <text:p text:style-name="P47">ln -s /opt/rh/rh-php<text:span text:style-name="T8">70</text:span>/enable /etc/profile.d/rh-php<text:span text:style-name="T8">70</text:span>.sh</text:p>
        </text:list-item>
      </text:list>
      <text:p text:style-name="P38"/>
      <text:p text:style-name="P40">Debe configurarse el php.ini para aceptar archivos ha<text:span text:style-name="T11">s</text:span>ta 100mb</text:p>
      <text:p text:style-name="P4"/>
      <text:p text:style-name="P17">Instalar dependencias necesarias:</text:p>
      <text:p text:style-name="P11"/>
      <text:p text:style-name="P24">Ejecutar desde la terminal el siguiente comando:</text:p>
      <text:list xml:id="list212576687" text:style-name="L5">
        <text:list-header>
          <text:p text:style-name="P48"/>
        </text:list-header>
        <text:list-item>
          <text:p text:style-name="P48">yum install ghostscript.x86_64</text:p>
        </text:list-item>
      </text:list>
      <text:p text:style-name="P11"/>
      <text:p text:style-name="P25"><text:span text:style-name="T4">Descargar wkhtmltox-0.12.5-1.centos7.x86_64.rpm de</text:span><text:span text:style-name="T5"> “https://downloads.wkhtmltopdf.org/0.12/0.12.5/wkhtmltox-0.12.5-1.centos7.x86_64.rpm”</text:span><text:span text:style-name="T4">. </text:span><text:span text:style-name="T3">Ingresar a la carpeta donde se ha descargado el rpm y ejecutar en consola:</text:span></text:p>
      <text:p text:style-name="P31"/>
      <text:list xml:id="list1741724448" text:style-name="L6">
        <text:list-item>
          <text:p text:style-name="P50">yum localinstall wkhtmltox-0.12.5-1.centos7.x86_64.rpm</text:p>
        </text:list-item>
      </text:list>
      <text:p text:style-name="P1"/>
      <text:p text:style-name="P18"><text:span text:style-name="T1">Instalar M</text:span>ariadb:</text:p>
      <text:p text:style-name="P1"/>
      <text:p text:style-name="P26">Ya se encontraba instalado en el servidor, por lo cual no se ejecuto <text:span text:style-name="T10">ningún</text:span> comando de instalación.</text:p>
      <text:p text:style-name="P26"/>
      <text:p text:style-name="P19">Configuración MariaDB:</text:p>
      <text:p text:style-name="P12"/>
      <text:p text:style-name="P23">Iniciar <text:span text:style-name="T7">MariaDb</text:span> en el boot:</text:p>
      <text:p text:style-name="P23">Ejecutar en la consola el siguiente comaando:</text:p>
      <text:p text:style-name="P13"/>
      <text:list xml:id="list691642511" text:style-name="L7">
        <text:list-item>
          <text:p text:style-name="P49"><text:soft-page-break/>sudo systemctl enable mariadb</text:p>
        </text:list-item>
      </text:list>
      <text:p text:style-name="P40">Debe configurarse MariaDB para aceptar recibir archivos de hasta 100mb</text:p>
      <text:p text:style-name="P27"/>
      <text:p text:style-name="P27">Crear la base de datos y el usuario para el sistema:</text:p>
      <text:p text:style-name="P27"/>
      <text:p text:style-name="P27">Ejecutar desde consola el siguiente comando:</text:p>
      <text:list xml:id="list3627778432" text:style-name="L8">
        <text:list-header>
          <text:p text:style-name="P51"/>
        </text:list-header>
        <text:list-item>
          <text:p text:style-name="P51">mysql -u root -p</text:p>
          <text:p text:style-name="P51"/>
        </text:list-item>
      </text:list>
      <text:p text:style-name="P27">En caso de que pida contraseña, dar enter dejando el campo en blanco.</text:p>
      <text:p text:style-name="P28">Luego ejecutar los siguientes comandos:</text:p>
      <text:p text:style-name="P28"/>
      <text:list xml:id="list2014758139" text:style-name="L9">
        <text:list-item>
          <text:p text:style-name="P52">CREATE DATABASE notificaciones;</text:p>
        </text:list-item>
        <text:list-item>
          <text:p text:style-name="P52">CREATE USER checklist IDENTIFIED BY 'porygon2';</text:p>
        </text:list-item>
        <text:list-item>
          <text:p text:style-name="P52">GRANT SELECT, INSERT, UPDATE, DELETE, <text:span text:style-name="T12">EXECUTE</text:span> ON notificaciones.* TO 'checklist'@'localhost' IDENTIFIED BY 'porygon2';</text:p>
        </text:list-item>
        <text:list-item>
          <text:p text:style-name="P53">Luego ejecutar los .sql que se encuentran en el repositorio.</text:p>
        </text:list-item>
      </text:list>
      <text:p text:style-name="P28"/>
      <text:p text:style-name="P28"/>
      <text:p text:style-name="P20">Configuración del sistema Siga:</text:p>
      <text:p text:style-name="P29"/>
      <text:p text:style-name="P29">Descargar la carpeta contenedora del sistema desde el repositorio.</text:p>
      <text:p text:style-name="P29">Copiar la carpeta descargada en el directorio /opt/rh/httpd24/root/var/www/html.</text:p>
      <text:p text:style-name="P30">Ejecutar los siguientes comandos en consola:</text:p>
      <text:p text:style-name="P30"/>
      <text:list xml:id="list3360715890" text:style-name="L10">
        <text:list-item>
          <text:p text:style-name="P54">chmod -R 777 /opt/rh/httpd24/root/var/www/html/siga/var/cache</text:p>
        </text:list-item>
        <text:list-item>
          <text:p text:style-name="P54">chmod -R 777 /opt/rh/httpd24/root/var/www/html/siga/var/logs</text:p>
        </text:list-item>
        <text:list-item>
          <text:p text:style-name="P54">chmod -R 777 /opt/rh/httpd24/root/var/www/html/siga/var/sessions</text:p>
        </text:list-item>
      </text:list>
      <text:p text:style-name="P30"/>
      <text:p text:style-name="P37">Instalar Composer ejecutando el siguiente comando:</text:p>
      <text:p text:style-name="P37"/>
      <text:p text:style-name="P39">Dirigirse a la carpeta <text:span text:style-name="T9">/opt/rh/httpd24/root/var/www/html/siga y ejecutar:</text:span></text:p>
      <text:p text:style-name="P39"/>
      <text:list xml:id="list406295279" text:style-name="L11">
        <text:list-item>
          <text:p text:style-name="P55">php -r "copy('https://getcomposer.org/installer', 'composer-setup.php');"</text:p>
        </text:list-item>
        <text:list-item>
          <text:p text:style-name="P55">php -r "if (hash_file('sha384', 'composer-setup.php') === '48e3236262b34d30969dca3c37281b3b4bbe3221bda826ac6a9a62d6444cdb0dcd0615698a5cbe587c3f0fe57a54d8f5') { echo 'Installer verified'; } else { echo 'Installer corrupt'; unlink('composer-setup.php'); } echo PHP_EOL;"</text:p>
        </text:list-item>
        <text:list-item>
          <text:p text:style-name="P55">php composer-setup.php</text:p>
        </text:list-item>
        <text:list-item>
          <text:p text:style-name="P55">php -r "unlink('composer-setup.php');"</text:p>
        </text:list-item>
      </text:list>
      <text:p text:style-name="P37"/>
      <text:p text:style-name="P37">Dirigirse a la carpeta /opt/rh/httpd24/root/var/www/html/siga y ejecutar:</text:p>
      <text:p text:style-name="P37"/>
      <text:list xml:id="list876532123" text:style-name="L12">
        <text:list-item>
          <text:p text:style-name="P56">composer install --no-dev --optimize-autoloader</text:p>
        </text:list-item>
        <text:list-item>
          <text:p text:style-name="P56">php bin/console cache:clear --env=prod --no-debug</text:p>
        </text:list-item>
      </text:list>
      <text:p text:style-name="P30"/>
      <text:p text:style-name="P21">Crear un virtual host para el sistema:</text:p>
      <text:p text:style-name="P21"/>
      <text:p text:style-name="P9">Primero crear una carpeta para guardar los logs de error, en este caso se la crea en /opt/rh/httpd24/root/var/www/html/logs . En caso de crearla en otro directorio, se debe cambiar la ruta en el archivo que se genera a continuación.</text:p>
      <text:p text:style-name="P21"/>
      <text:p text:style-name="P8">Ejecutar el siguiente comando:</text:p>
      <text:p text:style-name="P8"/>
      <text:list xml:id="list3091700999" text:style-name="L13">
        <text:list-item>
          <text:p text:style-name="P57">vim /opt/rh/httpd24/root/etc/httpd/conf.d/siga.conf</text:p>
        </text:list-item>
      </text:list>
      <text:p text:style-name="P34"/>
      <text:p text:style-name="P35"/>
      <text:p text:style-name="P35"><text:soft-page-break/></text:p>
      <text:p text:style-name="P35">En el archivo generado pegar:</text:p>
      <text:p text:style-name="P35"/>
      <text:p text:style-name="P35">&lt;VirtualHost *:80&gt;</text:p>
      <text:p text:style-name="P35"><text:s text:c="2"/>serverName 10.9.8.24</text:p>
      <text:p text:style-name="P35"/>
      <text:p text:style-name="P35"><text:s text:c="2"/>DocumentRoot "/opt/rh/httpd24/root/var/www/html/siga/web"</text:p>
      <text:p text:style-name="P35"><text:s text:c="2"/>ErrorLog /opt/rh/httpd24/root/var/www/html/logs/siga_error.log</text:p>
      <text:p text:style-name="P35"><text:s text:c="2"/>CustomLog /opt/rh/httpd24/root/var/www/html/logs/siga_access.log combined</text:p>
      <text:p text:style-name="P35"><text:s text:c="2"/>&lt;Directory "/opt/rh/httpd24/root/var/www/html/siga/web"&gt;</text:p>
      <text:p text:style-name="P35"><text:s text:c="4"/>Options Indexes FollowSymLinks MultiViews</text:p>
      <text:p text:style-name="P35"><text:s text:c="4"/>AllowOverride None</text:p>
      <text:p text:style-name="P35"><text:s text:c="4"/>Allow from all</text:p>
      <text:p text:style-name="P35"><text:s text:c="4"/>&lt;IfModule mod_rewrite.c&gt;</text:p>
      <text:p text:style-name="P35"><text:s text:c="8"/>RewriteEngine On</text:p>
      <text:p text:style-name="P35"><text:s text:c="8"/>RewriteCond %{REQUEST_FILENAME} !-f</text:p>
      <text:p text:style-name="P35"><text:s text:c="8"/>RewriteRule ^(.*)$ app.php [QSA,L]</text:p>
      <text:p text:style-name="P35"><text:s text:c="4"/>&lt;/IfModule&gt;</text:p>
      <text:p text:style-name="P35"/>
      <text:p text:style-name="P35"><text:s text:c="3"/>FallbackResource /app.php</text:p>
      <text:p text:style-name="P35"><text:s/>&lt;/Directory&gt;</text:p>
      <text:p text:style-name="P35"/>
      <text:p text:style-name="P35"><text:s/>&lt;Directory "/opt/rh/httpd24/root/var/www/html/siga/web/bundles"&gt;</text:p>
      <text:p text:style-name="P35"><text:s text:c="3"/>FallbackResource disabled</text:p>
      <text:p text:style-name="P35"><text:s/>&lt;/Directory&gt;</text:p>
      <text:p text:style-name="P35"/>
      <text:p text:style-name="P35">&lt;/VirtualHost&gt;</text:p>
      <text:p text:style-name="P35"/>
      <text:p text:style-name="P36">Guardar el archivo y reiniciar apache:</text:p>
      <text:list xml:id="list2514186532" text:style-name="L14">
        <text:list-item>
          <text:p text:style-name="P58">service httpd24-httpd restart</text:p>
        </text:list-item>
      </text:list>
      <text:p text:style-name="P36"/>
      <text:p text:style-name="P32"/>
      <text:p text:style-name="P32"/>
      <text:p text:style-name="P3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0T15:52:27.981082490</meta:creation-date>
    <meta:generator>LibreOffice/6.0.3.2$Linux_X86_64 LibreOffice_project/00m0$Build-2</meta:generator>
    <dc:date>2019-03-13T12:30:36.025250132</dc:date>
    <meta:editing-duration>P6DT2H49M39S</meta:editing-duration>
    <meta:editing-cycles>69</meta:editing-cycles>
    <meta:document-statistic meta:table-count="0" meta:image-count="0" meta:object-count="0" meta:page-count="3" meta:paragraph-count="89" meta:word-count="492" meta:character-count="4232" meta:non-whitespace-character-count="3800"/>
  </office:meta>
</office:document-meta>
</file>